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style:vertical-align="automatic" fo:background-color="#156082" style:repeat-content="false"/>
      <style:paragraph-properties fo:text-align="center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2.11666666666667cm" style:use-optimal-column-width="true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0.343958333333333cm" style:use-optimal-column-width="true"/>
    </style:style>
    <style:style style:name="co5" style:family="table-column">
      <style:table-column-properties fo:break-before="auto" style:column-width="0.502708333333333cm" style:use-optimal-column-width="true"/>
    </style:style>
    <style:style style:name="co6" style:family="table-column">
      <style:table-column-properties fo:break-before="auto" style:column-width="1.40229166666667cm"/>
    </style:style>
    <style:style style:name="ro1" style:family="table-row">
      <style:table-row-properties style:row-height="69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number-columns-repeated="65" table:default-cell-style-name="ce1"/>
        <table:table-column table:style-name="co6" table:number-columns-repeated="16307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6">
            <text:p>65</text:p>
          </table:table-cell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table:number-columns-repeated="16307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table:number-columns-repeated="7" table:style-name="ce5"/>
          <table:table-cell table:number-columns-repeated="16374" table:style-name="ce1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table:number-columns-repeated="10" table:style-name="ce5"/>
          <table:table-cell table:number-columns-repeated="16371" table:style-name="ce1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table:number-columns-repeated="6" table:style-name="ce5"/>
          <table:table-cell table:number-columns-repeated="16375" table:style-name="ce1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table:number-columns-repeated="18" table:style-name="ce5"/>
          <table:table-cell table:number-columns-repeated="16363" table:style-name="ce1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float" office:value="12" table:style-name="ce4">
            <text:p>12</text:p>
          </table:table-cell>
          <table:table-cell office:value-type="float" office:value="102" table:style-name="ce4">
            <text:p>102</text:p>
          </table:table-cell>
          <table:table-cell table:number-columns-repeated="10" table:style-name="ce1"/>
          <table:table-cell table:number-columns-repeated="12" table:style-name="ce5"/>
          <table:table-cell table:number-columns-repeated="16359" table:style-name="ce1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float" office:value="1" table:style-name="ce4">
            <text:p>1</text:p>
          </table:table-cell>
          <table:table-cell office:value-type="float" office:value="104" table:style-name="ce4">
            <text:p>104</text:p>
          </table:table-cell>
          <table:table-cell table:number-columns-repeated="18" table:style-name="ce1"/>
          <table:table-cell table:style-name="ce5"/>
          <table:table-cell table:number-columns-repeated="16362" table:style-name="ce1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float" office:value="4" table:style-name="ce4">
            <text:p>4</text:p>
          </table:table-cell>
          <table:table-cell office:value-type="float" office:value="105" table:style-name="ce4">
            <text:p>105</text:p>
          </table:table-cell>
          <table:table-cell table:number-columns-repeated="22" table:style-name="ce1"/>
          <table:table-cell table:number-columns-repeated="4" table:style-name="ce5"/>
          <table:table-cell table:number-columns-repeated="16355" table:style-name="ce1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float" office:value="7" table:style-name="ce4">
            <text:p>7</text:p>
          </table:table-cell>
          <table:table-cell office:value-type="float" office:value="101" table:style-name="ce4">
            <text:p>101</text:p>
          </table:table-cell>
          <table:table-cell table:number-columns-repeated="7" table:style-name="ce1"/>
          <table:table-cell table:number-columns-repeated="7" table:style-name="ce5"/>
          <table:table-cell table:number-columns-repeated="16367" table:style-name="ce1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108;105;106;107</text:p>
          </table:table-cell>
          <table:table-cell table:number-columns-repeated="26" table:style-name="ce1"/>
          <table:table-cell table:number-columns-repeated="9" table:style-name="ce5"/>
          <table:table-cell table:number-columns-repeated="16346" table:style-name="ce1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float" office:value="3" table:style-name="ce4">
            <text:p>3</text:p>
          </table:table-cell>
          <table:table-cell office:value-type="float" office:value="107" table:style-name="ce4">
            <text:p>107</text:p>
          </table:table-cell>
          <table:table-cell table:number-columns-repeated="26" table:style-name="ce1"/>
          <table:table-cell table:number-columns-repeated="3" table:style-name="ce5"/>
          <table:table-cell table:number-columns-repeated="16352" table:style-name="ce1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float" office:value="6" table:style-name="ce4">
            <text:p>6</text:p>
          </table:table-cell>
          <table:table-cell office:value-type="float" office:value="109" table:style-name="ce4">
            <text:p>109</text:p>
          </table:table-cell>
          <table:table-cell table:number-columns-repeated="35" table:style-name="ce1"/>
          <table:table-cell table:number-columns-repeated="6" table:style-name="ce5"/>
          <table:table-cell table:number-columns-repeated="16340" table:style-name="ce1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float" office:value="8" table:style-name="ce4">
            <text:p>8</text:p>
          </table:table-cell>
          <table:table-cell office:value-type="float" office:value="109" table:style-name="ce4">
            <text:p>109</text:p>
          </table:table-cell>
          <table:table-cell table:number-columns-repeated="35" table:style-name="ce1"/>
          <table:table-cell table:number-columns-repeated="8" table:style-name="ce5"/>
          <table:table-cell table:number-columns-repeated="16338" table:style-name="ce1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110;112;115</text:p>
          </table:table-cell>
          <table:table-cell table:number-columns-repeated="46" table:style-name="ce1"/>
          <table:table-cell table:number-columns-repeated="8" table:style-name="ce5"/>
          <table:table-cell table:number-columns-repeated="16327" table:style-name="ce1"/>
        </table:table-row>
        <table:table-row table:style-name="ro2">
          <table:table-cell office:value-type="float" office:value="114" table:style-name="ce4">
            <text:p>11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111;115</text:p>
          </table:table-cell>
          <table:table-cell table:number-columns-repeated="46" table:style-name="ce1"/>
          <table:table-cell table:number-columns-repeated="20" table:style-name="ce5"/>
          <table:table-cell table:number-columns-repeated="16315" table:style-name="ce1"/>
        </table:table-row>
        <table:table-row table:style-name="ro2">
          <table:table-cell office:value-type="float" office:value="115" table:style-name="ce7">
            <text:p>115</text:p>
          </table:table-cell>
          <table:table-cell office:value-type="float" office:value="11" table:style-name="ce4">
            <text:p>11</text:p>
          </table:table-cell>
          <table:table-cell office:value-type="float" office:value="109" table:style-name="ce4">
            <text:p>109</text:p>
          </table:table-cell>
          <table:table-cell table:number-columns-repeated="35" table:style-name="ce1"/>
          <table:table-cell table:number-columns-repeated="11" table:style-name="ce5"/>
          <table:table-cell table:number-columns-repeated="16335" table:style-name="ce1"/>
        </table:table-row>
        <table:table-row table:style-name="ro2">
          <table:table-cell office:value-type="float" office:value="116" table:style-name="ce4">
            <text:p>116</text:p>
          </table:table-cell>
          <table:table-cell office:value-type="float" office:value="6" table:style-name="ce4">
            <text:p>6</text:p>
          </table:table-cell>
          <table:table-cell office:value-type="float" office:value="113" table:style-name="ce4">
            <text:p>113</text:p>
          </table:table-cell>
          <table:table-cell table:number-columns-repeated="54" table:style-name="ce1"/>
          <table:table-cell table:number-columns-repeated="6" table:style-name="ce5"/>
          <table:table-cell table:number-columns-repeated="16321" table:style-name="ce1"/>
        </table:table-row>
        <table:table-row table:style-name="ro2">
          <table:table-cell office:value-type="float" office:value="117" table:style-name="ce4">
            <text:p>117</text:p>
          </table:table-cell>
          <table:table-cell office:value-type="float" office:value="10" table:style-name="ce4">
            <text:p>10</text:p>
          </table:table-cell>
          <table:table-cell office:value-type="float" office:value="113" table:style-name="ce4">
            <text:p>113</text:p>
          </table:table-cell>
          <table:table-cell table:number-columns-repeated="54" table:style-name="ce1"/>
          <table:table-cell table:number-columns-repeated="10" table:style-name="ce5"/>
          <table:table-cell table:number-columns-repeated="16317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8</meta:generator>
    <meta:initial-creator>HP</meta:initial-creator>
    <dc:creator>Вова Дмитриев</dc:creator>
    <meta:creation-date>2022-07-26T06:42:39Z</meta:creation-date>
    <dc:date>2026-02-13T19:02:33Z</dc:date>
  </office:meta>
</office:document-meta>
</file>